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2.655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2.473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2.014cm"/>
    </style:style>
    <style:style style:name="co19" style:family="table-column">
      <style:table-column-properties fo:break-before="auto" style:column-width="4.383cm"/>
    </style:style>
    <style:style style:name="co20" style:family="table-column">
      <style:table-column-properties fo:break-before="auto" style:column-width="1.96cm"/>
    </style:style>
    <style:style style:name="co21" style:family="table-column">
      <style:table-column-properties fo:break-before="auto" style:column-width="3.05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0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1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6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1"/>
    </style:style>
    <style:style style:name="ce33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1"/>
    </style:style>
    <style:style style:name="ce3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font-name="Liberation Sans1"/>
    </style:style>
    <style:style style:name="ce3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00" style:font-name="Liberation Sans1"/>
    </style:style>
    <style:style style:name="ce36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7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1"/>
    </style:style>
    <style:style style:name="ce40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1"/>
    </style:style>
    <style:style style:name="ce41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Liberation Sans1"/>
    </style:style>
    <style:style style:name="ce42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Liberation Sans1"/>
    </style:style>
    <style:style style:name="ce43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6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1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52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53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4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14"/>
        <table:table-column table:style-name="co3" table:default-cell-style-name="ce21"/>
        <table:table-column table:style-name="co3" table:default-cell-style-name="ce14"/>
        <table:table-column table:style-name="co4" table:default-cell-style-name="ce21"/>
        <table:table-column table:style-name="co5" table:default-cell-style-name="ce14"/>
        <table:table-column table:style-name="co6" table:default-cell-style-name="ce21"/>
        <table:table-column table:style-name="co7" table:default-cell-style-name="ce14"/>
        <table:table-column table:style-name="co8" table:default-cell-style-name="ce21"/>
        <table:table-column table:style-name="co4" table:default-cell-style-name="ce14"/>
        <table:table-column table:style-name="co9" table:default-cell-style-name="ce21"/>
        <table:table-column table:style-name="co10" table:default-cell-style-name="ce14"/>
        <table:table-column table:style-name="co11" table:default-cell-style-name="ce21"/>
        <table:table-column table:style-name="co12" table:default-cell-style-name="ce14"/>
        <table:table-column table:style-name="co13" table:default-cell-style-name="ce21"/>
        <table:table-column table:style-name="co8" table:default-cell-style-name="ce14"/>
        <table:table-column table:style-name="co14" table:default-cell-style-name="ce21"/>
        <table:table-column table:style-name="co15" table:default-cell-style-name="ce14"/>
        <table:table-column table:style-name="co16" table:default-cell-style-name="ce21"/>
        <table:table-column table:style-name="co17" table:default-cell-style-name="ce14"/>
        <table:table-column table:style-name="co18" table:default-cell-style-name="ce21"/>
        <table:table-column table:style-name="co19" table:default-cell-style-name="ce14"/>
        <table:table-column table:style-name="co20" table:default-cell-style-name="ce21"/>
        <table:table-column table:style-name="co21" table:default-cell-style-name="ce14"/>
        <table:table-column table:style-name="co22" table:default-cell-style-name="ce21"/>
        <table:table-column table:style-name="co23" table:default-cell-style-name="ce14"/>
        <table:table-column table:style-name="co24" table:default-cell-style-name="ce21"/>
        <table:table-column table:style-name="co1" table:number-columns-repeated="997" table:default-cell-style-name="ce57"/>
        <table:table-row table:style-name="ro1">
          <table:table-cell table:style-name="ce1" office:value-type="string" calcext:value-type="string">
            <text:p>RESULTS</text:p>
          </table:table-cell>
          <table:table-cell table:style-name="ce8" office:value-type="string" calcext:value-type="string">
            <text:p>DE (No CHT)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DE (DP)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DE (PEN)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DE (PW)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FVC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FsR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RFBC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PiIZ 0.01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PiIZ 0.01</text:p>
          </table:table-cell>
          <table:table-cell table:style-name="ce1" office:value-type="string" calcext:value-type="string">
            <text:p>STDDEV</text:p>
          </table:table-cell>
          <table:table-cell table:style-name="ce8" office:value-type="string" calcext:value-type="string">
            <text:p>DISPERSION METRIC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MACRO RUGGEDNESS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GRADIENT dev</text:p>
          </table:table-cell>
          <table:table-cell table:style-name="ce15" office:value-type="string" calcext:value-type="string">
            <text:p>STDDEV</text:p>
          </table:table-cell>
          <table:table-cell table:style-name="ce8" office:value-type="string" calcext:value-type="string">
            <text:p>GRADIENT avg</text:p>
          </table:table-cell>
          <table:table-cell table:style-name="ce15" office:value-type="string" calcext:value-type="string">
            <text:p>STDDEV</text:p>
          </table:table-cell>
          <table:table-cell table:style-name="ce56" table:number-columns-repeated="997"/>
        </table:table-row>
        <table:table-row table:style-name="ro1">
          <table:table-cell table:style-name="ce2" office:value-type="string" calcext:value-type="string">
            <text:p>2D</text:p>
          </table:table-cell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54" table:number-columns-repeated="2"/>
          <table:table-cell table:style-name="ce30"/>
          <table:table-cell table:style-name="ce37"/>
          <table:table-cell table:style-name="ce54" table:number-columns-repeated="997"/>
        </table:table-row>
        <table:table-row table:style-name="ro1">
          <table:table-cell table:style-name="ce3" office:value-type="string" calcext:value-type="string">
            <text:p>C01</text:p>
          </table:table-cell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3" office:value-type="string" calcext:value-type="string">
            <text:p>C02</text:p>
          </table:table-cell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03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5" office:value-type="string" calcext:value-type="string">
            <text:p>C04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05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06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07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08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09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5" office:value-type="string" calcext:value-type="string">
            <text:p>C10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11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16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23"/>
          <table:table-cell table:style-name="ce27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 table:number-columns-repeated="2"/>
          <table:table-cell table:style-name="ce26"/>
          <table:table-cell table:style-name="ce22"/>
          <table:table-cell table:style-name="ce49" table:number-columns-repeated="997"/>
        </table:table-row>
        <table:table-row table:style-name="ro1">
          <table:table-cell table:style-name="ce6" office:value-type="string" calcext:value-type="string">
            <text:p>C18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style-name="ce24"/>
          <table:table-cell table:style-name="ce28"/>
          <table:table-cell table:style-name="ce31"/>
          <table:table-cell table:style-name="ce38"/>
          <table:table-cell table:style-name="ce31"/>
          <table:table-cell table:style-name="ce38"/>
          <table:table-cell table:style-name="ce31"/>
          <table:table-cell table:style-name="ce38"/>
          <table:table-cell table:style-name="ce31"/>
          <table:table-cell table:style-name="ce38"/>
          <table:table-cell table:style-name="ce31"/>
          <table:table-cell table:style-name="ce38"/>
          <table:table-cell table:style-name="ce31"/>
          <table:table-cell table:style-name="ce38"/>
          <table:table-cell table:style-name="ce31"/>
          <table:table-cell table:style-name="ce38"/>
          <table:table-cell table:style-name="ce55" table:number-columns-repeated="2"/>
          <table:table-cell table:style-name="ce31"/>
          <table:table-cell table:style-name="ce38"/>
          <table:table-cell table:style-name="ce55" table:number-columns-repeated="997"/>
        </table:table-row>
        <table:table-row table:style-name="ro1">
          <table:table-cell table:style-name="ce2" office:value-type="string" calcext:value-type="string">
            <text:p>10D</text:p>
          </table:table-cell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54" table:number-columns-repeated="2"/>
          <table:table-cell table:style-name="ce30"/>
          <table:table-cell table:style-name="ce37"/>
          <table:table-cell table:style-name="ce54" table:number-columns-repeated="997"/>
        </table:table-row>
        <table:table-row table:style-name="ro1">
          <table:table-cell table:style-name="ce3" office:value-type="string" calcext:value-type="string">
            <text:p>C01</text:p>
          </table:table-cell>
          <table:table-cell table:style-name="ce10" office:value-type="float" office:value="-21.8662020422171" calcext:value-type="float">
            <text:p>-21.86620204</text:p>
          </table:table-cell>
          <table:table-cell table:style-name="ce17" office:value-type="float" office:value="0.000533847685700263" calcext:value-type="float">
            <text:p>0.00053385</text:p>
          </table:table-cell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office:value-type="float" office:value="-0.0946139929747484" calcext:value-type="float">
            <text:p>-0.09461399</text:p>
          </table:table-cell>
          <table:table-cell office:value-type="float" office:value="0.0104097729348232" calcext:value-type="float">
            <text:p>0.01040977</text:p>
          </table:table-cell>
          <table:table-cell office:value-type="float" office:value="0.96844" calcext:value-type="float">
            <text:p>0.96844000</text:p>
          </table:table-cell>
          <table:table-cell office:value-type="float" office:value="0.00186207151979391" calcext:value-type="float">
            <text:p>0.00186207</text:p>
          </table:table-cell>
          <table:table-cell office:value-type="float" office:value="0.0204771438104771" calcext:value-type="float">
            <text:p>0.02047714</text:p>
          </table:table-cell>
          <table:table-cell office:value-type="float" office:value="0.00126034686119399" calcext:value-type="float">
            <text:p>0.00126035</text:p>
          </table:table-cell>
          <table:table-cell office:value-type="float" office:value="0.00026" calcext:value-type="float">
            <text:p>0.00026000</text:p>
          </table:table-cell>
          <table:table-cell office:value-type="float" office:value="0.000167332005306815" calcext:value-type="float">
            <text:p>0.00016733</text:p>
          </table:table-cell>
          <table:table-cell table:style-name="ce48" office:value-type="float" office:value="0.0273866666666667" calcext:value-type="float">
            <text:p>0.02738667</text:p>
          </table:table-cell>
          <table:table-cell table:style-name="ce48" office:value-type="float" office:value="0.0203600645845011" calcext:value-type="float">
            <text:p>0.0203600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C02</text:p>
          </table:table-cell>
          <table:table-cell table:style-name="ce10" office:value-type="float" office:value="-4.62947017814662" calcext:value-type="float">
            <text:p>-4.62947018</text:p>
          </table:table-cell>
          <table:table-cell table:style-name="ce17" office:value-type="float" office:value="0.00000804310999940073" calcext:value-type="float">
            <text:p>0.00000804</text:p>
          </table:table-cell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32" office:value-type="float" office:value="0.23429601907176" calcext:value-type="float">
            <text:p>0.23429602</text:p>
          </table:table-cell>
          <table:table-cell table:style-name="ce39" office:value-type="float" office:value="0.0101642470202989" calcext:value-type="float">
            <text:p>0.01016425</text:p>
          </table:table-cell>
          <table:table-cell office:value-type="float" office:value="0.00000333333333333333" calcext:value-type="float">
            <text:p>0.00000333</text:p>
          </table:table-cell>
          <table:table-cell office:value-type="float" office:value="0.0000182574185835055" calcext:value-type="float">
            <text:p>0.00001826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039" calcext:value-type="float">
            <text:p>0.00039000</text:p>
          </table:table-cell>
          <table:table-cell office:value-type="float" office:value="0.000303258169290424" calcext:value-type="float">
            <text:p>0.00030326</text:p>
          </table:table-cell>
          <table:table-cell table:style-name="ce48" office:value-type="float" office:value="0.0299766666666667" calcext:value-type="float">
            <text:p>0.02997667</text:p>
          </table:table-cell>
          <table:table-cell table:style-name="ce48" office:value-type="float" office:value="0.00849635554053998" calcext:value-type="float">
            <text:p>0.00849636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C03</text:p>
          </table:table-cell>
          <table:table-cell table:style-name="ce11" office:value-type="float" office:value="543.417812060209" calcext:value-type="float">
            <text:p>543.41781206</text:p>
          </table:table-cell>
          <table:table-cell table:style-name="ce18" office:value-type="float" office:value="268.81630178192" calcext:value-type="float">
            <text:p>268.81630178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474189695415897" calcext:value-type="float">
            <text:p>0.47418970</text:p>
          </table:table-cell>
          <table:table-cell table:style-name="ce40" office:value-type="float" office:value="0.00979443713112575" calcext:value-type="float">
            <text:p>0.00979444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365966666666667" calcext:value-type="float">
            <text:p>0.03659667</text:p>
          </table:table-cell>
          <table:table-cell table:style-name="ce46" office:value-type="float" office:value="0.0075170832262178" calcext:value-type="float">
            <text:p>0.00751708</text:p>
          </table:table-cell>
          <table:table-cell table:style-name="ce50" office:value-type="float" office:value="0.916236666666667" calcext:value-type="float">
            <text:p>0.91623667</text:p>
          </table:table-cell>
          <table:table-cell table:style-name="ce50" office:value-type="float" office:value="0.0193513517897834" calcext:value-type="float">
            <text:p>0.01935135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5" office:value-type="string" calcext:value-type="string">
            <text:p>C04</text:p>
          </table:table-cell>
          <table:table-cell table:style-name="ce12" office:value-type="float" office:value="-44.4107012651499" calcext:value-type="float">
            <text:p>-44.41070127</text:p>
          </table:table-cell>
          <table:table-cell table:style-name="ce19" office:value-type="float" office:value="0.0000000130420243239735" calcext:value-type="float">
            <text:p>0.00000001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0.137932117970921" calcext:value-type="float">
            <text:p>0.13793212</text:p>
          </table:table-cell>
          <table:table-cell table:style-name="ce41" office:value-type="float" office:value="0.00979274815440056" calcext:value-type="float">
            <text:p>0.00979275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.00042" calcext:value-type="float">
            <text:p>0.00042000</text:p>
          </table:table-cell>
          <table:table-cell table:style-name="ce47" office:value-type="float" office:value="0.000234005599697219" calcext:value-type="float">
            <text:p>0.00023401</text:p>
          </table:table-cell>
          <table:table-cell table:style-name="ce51" office:value-type="float" office:value="0.0492333333333333" calcext:value-type="float">
            <text:p>0.04923333</text:p>
          </table:table-cell>
          <table:table-cell table:style-name="ce51" office:value-type="float" office:value="0.0112992014772279" calcext:value-type="float">
            <text:p>0.01129920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4" office:value-type="string" calcext:value-type="string">
            <text:p>C05</text:p>
          </table:table-cell>
          <table:table-cell table:style-name="ce11" office:value-type="float" office:value="-607.496879258579" calcext:value-type="float">
            <text:p>-607.49687926</text:p>
          </table:table-cell>
          <table:table-cell table:style-name="ce18" office:value-type="float" office:value="0.000371539873629011" calcext:value-type="float">
            <text:p>0.00037154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-0.0761426607758266" calcext:value-type="float">
            <text:p>-0.07614266</text:p>
          </table:table-cell>
          <table:table-cell table:style-name="ce40" office:value-type="float" office:value="0.0114880681390175" calcext:value-type="float">
            <text:p>0.01148807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038" calcext:value-type="float">
            <text:p>0.00038000</text:p>
          </table:table-cell>
          <table:table-cell table:style-name="ce46" office:value-type="float" office:value="0.000263137567272985" calcext:value-type="float">
            <text:p>0.00026314</text:p>
          </table:table-cell>
          <table:table-cell table:style-name="ce50" office:value-type="float" office:value="0.03164" calcext:value-type="float">
            <text:p>0.03164000</text:p>
          </table:table-cell>
          <table:table-cell table:style-name="ce50" office:value-type="float" office:value="0.00853271998514118" calcext:value-type="float">
            <text:p>0.00853272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06</text:p>
          </table:table-cell>
          <table:table-cell table:style-name="ce11" office:value-type="float" office:value="-590.632070448049" calcext:value-type="float">
            <text:p>-590.63207045</text:p>
          </table:table-cell>
          <table:table-cell table:style-name="ce18" office:value-type="float" office:value="0.963286307698712" calcext:value-type="float">
            <text:p>0.96328631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0987653591296537" calcext:value-type="float">
            <text:p>0.09876536</text:p>
          </table:table-cell>
          <table:table-cell table:style-name="ce40" office:value-type="float" office:value="0.0102939893512565" calcext:value-type="float">
            <text:p>0.01029399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043" calcext:value-type="float">
            <text:p>0.00043000</text:p>
          </table:table-cell>
          <table:table-cell table:style-name="ce46" office:value-type="float" office:value="0.000308667883118677" calcext:value-type="float">
            <text:p>0.00030867</text:p>
          </table:table-cell>
          <table:table-cell table:style-name="ce50" office:value-type="float" office:value="0.0260633333333333" calcext:value-type="float">
            <text:p>0.02606333</text:p>
          </table:table-cell>
          <table:table-cell table:style-name="ce50" office:value-type="float" office:value="0.00655756911085794" calcext:value-type="float">
            <text:p>0.00655757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07</text:p>
          </table:table-cell>
          <table:table-cell table:style-name="ce11" office:value-type="float" office:value="138.833546444779" calcext:value-type="float">
            <text:p>138.83354644</text:p>
          </table:table-cell>
          <table:table-cell table:style-name="ce18" office:value-type="float" office:value="75.6117191359831" calcext:value-type="float">
            <text:p>75.61171914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014415804606885" calcext:value-type="float">
            <text:p>0.01441580</text:p>
          </table:table-cell>
          <table:table-cell table:style-name="ce40" office:value-type="float" office:value="0.00773275253938786" calcext:value-type="float">
            <text:p>0.00773275</text:p>
          </table:table-cell>
          <table:table-cell table:style-name="ce44" office:value-type="float" office:value="0.368806666666667" calcext:value-type="float">
            <text:p>0.36880667</text:p>
          </table:table-cell>
          <table:table-cell table:style-name="ce46" office:value-type="float" office:value="0.00473912063233424" calcext:value-type="float">
            <text:p>0.00473912</text:p>
          </table:table-cell>
          <table:table-cell table:style-name="ce44" office:value-type="float" office:value="0.0484851518184852" calcext:value-type="float">
            <text:p>0.04848515</text:p>
          </table:table-cell>
          <table:table-cell table:style-name="ce46" office:value-type="float" office:value="0.00121819107018695" calcext:value-type="float">
            <text:p>0.00121819</text:p>
          </table:table-cell>
          <table:table-cell table:style-name="ce44" office:value-type="float" office:value="0.125796666666667" calcext:value-type="float">
            <text:p>0.12579667</text:p>
          </table:table-cell>
          <table:table-cell table:style-name="ce46" office:value-type="float" office:value="0.0158150186876891" calcext:value-type="float">
            <text:p>0.01581502</text:p>
          </table:table-cell>
          <table:table-cell table:style-name="ce50" office:value-type="float" office:value="0.877613333333333" calcext:value-type="float">
            <text:p>0.87761333</text:p>
          </table:table-cell>
          <table:table-cell table:style-name="ce50" office:value-type="float" office:value="0.0102577719343662" calcext:value-type="float">
            <text:p>0.01025777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08</text:p>
          </table:table-cell>
          <table:table-cell table:style-name="ce11" office:value-type="float" office:value="124.299156423615" calcext:value-type="float">
            <text:p>124.29915642</text:p>
          </table:table-cell>
          <table:table-cell table:style-name="ce18" office:value-type="float" office:value="92.4764253510696" calcext:value-type="float">
            <text:p>92.47642535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-0.00101985838605014" calcext:value-type="float">
            <text:p>-0.00101986</text:p>
          </table:table-cell>
          <table:table-cell table:style-name="ce40" office:value-type="float" office:value="0.0132675215954155" calcext:value-type="float">
            <text:p>0.01326752</text:p>
          </table:table-cell>
          <table:table-cell table:style-name="ce44" office:value-type="float" office:value="0.37815" calcext:value-type="float">
            <text:p>0.37815000</text:p>
          </table:table-cell>
          <table:table-cell table:style-name="ce46" office:value-type="float" office:value="0.00483676651750192" calcext:value-type="float">
            <text:p>0.00483677</text:p>
          </table:table-cell>
          <table:table-cell table:style-name="ce44" office:value-type="float" office:value="0.466506506506507" calcext:value-type="float">
            <text:p>0.46650651</text:p>
          </table:table-cell>
          <table:table-cell table:style-name="ce46" office:value-type="float" office:value="0.00374195100033823" calcext:value-type="float">
            <text:p>0.00374195</text:p>
          </table:table-cell>
          <table:table-cell table:style-name="ce44" office:value-type="float" office:value="0.126503333333333" calcext:value-type="float">
            <text:p>0.12650333</text:p>
          </table:table-cell>
          <table:table-cell table:style-name="ce46" office:value-type="float" office:value="0.0162992592032495" calcext:value-type="float">
            <text:p>0.01629926</text:p>
          </table:table-cell>
          <table:table-cell table:style-name="ce50" office:value-type="float" office:value="0.880146666666667" calcext:value-type="float">
            <text:p>0.88014667</text:p>
          </table:table-cell>
          <table:table-cell table:style-name="ce50" office:value-type="float" office:value="0.0118169583966064" calcext:value-type="float">
            <text:p>0.01181696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09</text:p>
          </table:table-cell>
          <table:table-cell table:style-name="ce11" office:value-type="float" office:value="376.982593438967" calcext:value-type="float">
            <text:p>376.98259344</text:p>
          </table:table-cell>
          <table:table-cell table:style-name="ce18" office:value-type="float" office:value="279.242563922742" calcext:value-type="float">
            <text:p>279.24256392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152584259851042" calcext:value-type="float">
            <text:p>0.15258426</text:p>
          </table:table-cell>
          <table:table-cell table:style-name="ce40" office:value-type="float" office:value="0.00815886742724564" calcext:value-type="float">
            <text:p>0.00815887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798066666666667" calcext:value-type="float">
            <text:p>0.07980667</text:p>
          </table:table-cell>
          <table:table-cell table:style-name="ce46" office:value-type="float" office:value="0.0137341741735674" calcext:value-type="float">
            <text:p>0.01373417</text:p>
          </table:table-cell>
          <table:table-cell table:style-name="ce50" office:value-type="float" office:value="0.911866666666667" calcext:value-type="float">
            <text:p>0.91186667</text:p>
          </table:table-cell>
          <table:table-cell table:style-name="ce50" office:value-type="float" office:value="0.0242796968300867" calcext:value-type="float">
            <text:p>0.02427970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5" office:value-type="string" calcext:value-type="string">
            <text:p>C10</text:p>
          </table:table-cell>
          <table:table-cell table:style-name="ce12" office:value-type="float" office:value="413.958941724417" calcext:value-type="float">
            <text:p>413.95894172</text:p>
          </table:table-cell>
          <table:table-cell table:style-name="ce19" office:value-type="float" office:value="221.37985691394" calcext:value-type="float">
            <text:p>221.37985691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0.155356526348365" calcext:value-type="float">
            <text:p>0.15535653</text:p>
          </table:table-cell>
          <table:table-cell table:style-name="ce41" office:value-type="float" office:value="0.00927150153656486" calcext:value-type="float">
            <text:p>0.0092715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.084" calcext:value-type="float">
            <text:p>0.08400000</text:p>
          </table:table-cell>
          <table:table-cell table:style-name="ce47" office:value-type="float" office:value="0.0104806883164326" calcext:value-type="float">
            <text:p>0.01048069</text:p>
          </table:table-cell>
          <table:table-cell table:style-name="ce51" office:value-type="float" office:value="0.913226666666667" calcext:value-type="float">
            <text:p>0.91322667</text:p>
          </table:table-cell>
          <table:table-cell table:style-name="ce51" office:value-type="float" office:value="0.0211608443435826" calcext:value-type="float">
            <text:p>0.02116084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4" office:value-type="string" calcext:value-type="string">
            <text:p>C11</text:p>
          </table:table-cell>
          <table:table-cell table:style-name="ce11" office:value-type="float" office:value="-1121.91762329179" calcext:value-type="float">
            <text:p>-1121.91762329</text:p>
          </table:table-cell>
          <table:table-cell table:style-name="ce18" office:value-type="float" office:value="89.0698754674201" calcext:value-type="float">
            <text:p>89.06987547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-0.00173098811932208" calcext:value-type="float">
            <text:p>-0.00173099</text:p>
          </table:table-cell>
          <table:table-cell table:style-name="ce40" office:value-type="float" office:value="0.00938306544722633" calcext:value-type="float">
            <text:p>0.00938307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221666666666667" calcext:value-type="float">
            <text:p>0.00221667</text:p>
          </table:table-cell>
          <table:table-cell table:style-name="ce46" office:value-type="float" office:value="0.00165176673090765" calcext:value-type="float">
            <text:p>0.00165177</text:p>
          </table:table-cell>
          <table:table-cell table:style-name="ce50" office:value-type="float" office:value="0.49446" calcext:value-type="float">
            <text:p>0.49446000</text:p>
          </table:table-cell>
          <table:table-cell table:style-name="ce50" office:value-type="float" office:value="0.0553913574735141" calcext:value-type="float">
            <text:p>0.05539136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12" office:value-type="float" office:value="-13290.6971040982" calcext:value-type="float">
            <text:p>-13290.69710410</text:p>
          </table:table-cell>
          <table:table-cell table:style-name="ce19" office:value-type="float" office:value="978.7169600893" calcext:value-type="float">
            <text:p>978.71696009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0.0180808626516082" calcext:value-type="float">
            <text:p>0.01808086</text:p>
          </table:table-cell>
          <table:table-cell table:style-name="ce41" office:value-type="float" office:value="0.0109315259650151" calcext:value-type="float">
            <text:p>0.01093153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.00128666666666667" calcext:value-type="float">
            <text:p>0.00128667</text:p>
          </table:table-cell>
          <table:table-cell table:style-name="ce47" office:value-type="float" office:value="0.00116876986122408" calcext:value-type="float">
            <text:p>0.00116877</text:p>
          </table:table-cell>
          <table:table-cell table:style-name="ce51" office:value-type="float" office:value="0.516153333333333" calcext:value-type="float">
            <text:p>0.51615333</text:p>
          </table:table-cell>
          <table:table-cell table:style-name="ce51" office:value-type="float" office:value="0.0929978373249961" calcext:value-type="float">
            <text:p>0.09299784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12" office:value-type="float" office:value="-575.606301416703" calcext:value-type="float">
            <text:p>-575.60630142</text:p>
          </table:table-cell>
          <table:table-cell table:style-name="ce19" office:value-type="float" office:value="30.6697547719824" calcext:value-type="float">
            <text:p>30.66975477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-0.196152553621926" calcext:value-type="float">
            <text:p>-0.19615255</text:p>
          </table:table-cell>
          <table:table-cell table:style-name="ce41" office:value-type="float" office:value="0.00939188784640411" calcext:value-type="float">
            <text:p>0.00939189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.000733333333333333" calcext:value-type="float">
            <text:p>0.00073333</text:p>
          </table:table-cell>
          <table:table-cell table:style-name="ce47" office:value-type="float" office:value="0.000377225198753626" calcext:value-type="float">
            <text:p>0.00037723</text:p>
          </table:table-cell>
          <table:table-cell table:style-name="ce51" office:value-type="float" office:value="0.441563333333333" calcext:value-type="float">
            <text:p>0.44156333</text:p>
          </table:table-cell>
          <table:table-cell table:style-name="ce51" office:value-type="float" office:value="0.0761268337453487" calcext:value-type="float">
            <text:p>0.07612683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12" office:value-type="float" office:value="1544.9831613622" calcext:value-type="float">
            <text:p>1544.98316136</text:p>
          </table:table-cell>
          <table:table-cell table:style-name="ce19" office:value-type="float" office:value="861.301633887479" calcext:value-type="float">
            <text:p>861.30163389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0.223911743867001" calcext:value-type="float">
            <text:p>0.22391174</text:p>
          </table:table-cell>
          <table:table-cell table:style-name="ce41" office:value-type="float" office:value="0.0098858596027014" calcext:value-type="float">
            <text:p>0.00988586</text:p>
          </table:table-cell>
          <table:table-cell table:style-name="ce45" office:value-type="float" office:value="0.00307666666666667" calcext:value-type="float">
            <text:p>0.00307667</text:p>
          </table:table-cell>
          <table:table-cell table:style-name="ce47" office:value-type="float" office:value="0.000547523158592769" calcext:value-type="float">
            <text:p>0.00054752</text:p>
          </table:table-cell>
          <table:table-cell table:style-name="ce45" office:value-type="float" office:value="0.00663663663663664" calcext:value-type="float">
            <text:p>0.00663664</text:p>
          </table:table-cell>
          <table:table-cell table:style-name="ce47" office:value-type="float" office:value="0.00147869649146725" calcext:value-type="float">
            <text:p>0.00147870</text:p>
          </table:table-cell>
          <table:table-cell table:style-name="ce45" office:value-type="float" office:value="0.0492333333333333" calcext:value-type="float">
            <text:p>0.04923333</text:p>
          </table:table-cell>
          <table:table-cell table:style-name="ce47" office:value-type="float" office:value="0.00745798962156708" calcext:value-type="float">
            <text:p>0.00745799</text:p>
          </table:table-cell>
          <table:table-cell table:style-name="ce51" office:value-type="float" office:value="0.883373333333333" calcext:value-type="float">
            <text:p>0.88337333</text:p>
          </table:table-cell>
          <table:table-cell table:style-name="ce51" office:value-type="float" office:value="0.0303606702635264" calcext:value-type="float">
            <text:p>0.03036067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11" office:value-type="float" office:value="1672.57408018561" calcext:value-type="float">
            <text:p>1672.57408019</text:p>
          </table:table-cell>
          <table:table-cell table:style-name="ce18" office:value-type="float" office:value="1134.12683134772" calcext:value-type="float">
            <text:p>1134.12683135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163526745153141" calcext:value-type="float">
            <text:p>0.16352675</text:p>
          </table:table-cell>
          <table:table-cell table:style-name="ce40" office:value-type="float" office:value="0.00692297868020218" calcext:value-type="float">
            <text:p>0.00692298</text:p>
          </table:table-cell>
          <table:table-cell table:style-name="ce44" office:value-type="float" office:value="0.00005" calcext:value-type="float">
            <text:p>0.00005000</text:p>
          </table:table-cell>
          <table:table-cell table:style-name="ce46" office:value-type="float" office:value="0.0000861033861323019" calcext:value-type="float">
            <text:p>0.00008610</text:p>
          </table:table-cell>
          <table:table-cell table:style-name="ce44" office:value-type="float" office:value="0.00018018018018018" calcext:value-type="float">
            <text:p>0.00018018</text:p>
          </table:table-cell>
          <table:table-cell table:style-name="ce46" office:value-type="float" office:value="0.000199161989916521" calcext:value-type="float">
            <text:p>0.00019916</text:p>
          </table:table-cell>
          <table:table-cell table:style-name="ce44" office:value-type="float" office:value="0.0492266666666667" calcext:value-type="float">
            <text:p>0.04922667</text:p>
          </table:table-cell>
          <table:table-cell table:style-name="ce46" office:value-type="float" office:value="0.00693004121664279" calcext:value-type="float">
            <text:p>0.00693004</text:p>
          </table:table-cell>
          <table:table-cell table:style-name="ce50" office:value-type="float" office:value="0.88727" calcext:value-type="float">
            <text:p>0.88727000</text:p>
          </table:table-cell>
          <table:table-cell table:style-name="ce50" office:value-type="float" office:value="0.032785669177985" calcext:value-type="float">
            <text:p>0.03278567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16</text:p>
          </table:table-cell>
          <table:table-cell table:style-name="ce11" office:value-type="float" office:value="0.234430992470735" calcext:value-type="float">
            <text:p>0.23443099</text:p>
          </table:table-cell>
          <table:table-cell table:style-name="ce18" office:value-type="float" office:value="0.0362084263473145" calcext:value-type="float">
            <text:p>0.03620843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237763111225231" calcext:value-type="float">
            <text:p>0.23776311</text:p>
          </table:table-cell>
          <table:table-cell table:style-name="ce40" office:value-type="float" office:value="0.00964545766464022" calcext:value-type="float">
            <text:p>0.00964546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0383333333333333" calcext:value-type="float">
            <text:p>0.00038333</text:p>
          </table:table-cell>
          <table:table-cell table:style-name="ce46" office:value-type="float" office:value="0.000308593397624562" calcext:value-type="float">
            <text:p>0.00030859</text:p>
          </table:table-cell>
          <table:table-cell table:style-name="ce50" office:value-type="float" office:value="0.612893333333333" calcext:value-type="float">
            <text:p>0.61289333</text:p>
          </table:table-cell>
          <table:table-cell table:style-name="ce50" office:value-type="float" office:value="0.340304277571313" calcext:value-type="float">
            <text:p>0.34030428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11" office:value-type="float" office:value="0.00264263375374952" calcext:value-type="float">
            <text:p>0.00264263</text:p>
          </table:table-cell>
          <table:table-cell table:style-name="ce18" office:value-type="float" office:value="0.00110589972359674" calcext:value-type="float">
            <text:p>0.00110590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108959060071991" calcext:value-type="float">
            <text:p>0.10895906</text:p>
          </table:table-cell>
          <table:table-cell table:style-name="ce40" office:value-type="float" office:value="0.0126476772658976" calcext:value-type="float">
            <text:p>0.01264768</text:p>
          </table:table-cell>
          <table:table-cell table:style-name="ce44" office:value-type="float" office:value="0.00000333333333333333" calcext:value-type="float">
            <text:p>0.00000333</text:p>
          </table:table-cell>
          <table:table-cell table:style-name="ce46" office:value-type="float" office:value="0.0000182574185835055" calcext:value-type="float">
            <text:p>0.00001826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603833333333333" calcext:value-type="float">
            <text:p>0.06038333</text:p>
          </table:table-cell>
          <table:table-cell table:style-name="ce46" office:value-type="float" office:value="0.0136166754596969" calcext:value-type="float">
            <text:p>0.01361668</text:p>
          </table:table-cell>
          <table:table-cell table:style-name="ce50" office:value-type="float" office:value="0.92569" calcext:value-type="float">
            <text:p>0.92569000</text:p>
          </table:table-cell>
          <table:table-cell table:style-name="ce50" office:value-type="float" office:value="0.0225440771333205" calcext:value-type="float">
            <text:p>0.02254408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6" office:value-type="string" calcext:value-type="string">
            <text:p>C18</text:p>
          </table:table-cell>
          <table:table-cell table:style-name="ce13" office:value-type="float" office:value="0.0240541221754245" calcext:value-type="float">
            <text:p>0.02405412</text:p>
          </table:table-cell>
          <table:table-cell table:style-name="ce20" office:value-type="float" office:value="0.014999431578565" calcext:value-type="float">
            <text:p>0.01499943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style-name="ce35" office:value-type="float" office:value="0.051760590660406" calcext:value-type="float">
            <text:p>0.05176059</text:p>
          </table:table-cell>
          <table:table-cell table:style-name="ce42" office:value-type="float" office:value="0.0102638815716194" calcext:value-type="float">
            <text:p>0.01026388</text:p>
          </table:table-cell>
          <table:table-cell table:style-name="ce36" office:value-type="float" office:value="0" calcext:value-type="float">
            <text:p>0.00000000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36" office:value-type="float" office:value="0.0000133466800133467" calcext:value-type="float">
            <text:p>0.00001335</text:p>
          </table:table-cell>
          <table:table-cell table:style-name="ce43" office:value-type="float" office:value="0.0000507924187592518" calcext:value-type="float">
            <text:p>0.00005079</text:p>
          </table:table-cell>
          <table:table-cell table:style-name="ce36" office:value-type="float" office:value="0.0593233333333333" calcext:value-type="float">
            <text:p>0.05932333</text:p>
          </table:table-cell>
          <table:table-cell table:style-name="ce43" office:value-type="float" office:value="0.0131231746404473" calcext:value-type="float">
            <text:p>0.01312317</text:p>
          </table:table-cell>
          <table:table-cell table:style-name="ce52" office:value-type="float" office:value="0.91858" calcext:value-type="float">
            <text:p>0.91858000</text:p>
          </table:table-cell>
          <table:table-cell table:style-name="ce52" office:value-type="float" office:value="0.027119370860366" calcext:value-type="float">
            <text:p>0.02711937</text:p>
          </table:table-cell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 table:style-name="ce43"/>
          <table:table-cell table:style-name="ce52" table:number-columns-repeated="997"/>
        </table:table-row>
        <table:table-row table:style-name="ro1">
          <table:table-cell table:style-name="ce2" office:value-type="string" calcext:value-type="string">
            <text:p>30D</text:p>
          </table:table-cell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53" table:number-columns-repeated="2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53" table:number-columns-repeated="997"/>
        </table:table-row>
        <table:table-row table:style-name="ro1">
          <table:table-cell table:style-name="ce3" office:value-type="string" calcext:value-type="string">
            <text:p>C01</text:p>
          </table:table-cell>
          <table:table-cell table:style-name="ce10" office:value-type="float" office:value="-8.93628772191134" calcext:value-type="float">
            <text:p>-8.93628772</text:p>
          </table:table-cell>
          <table:table-cell table:style-name="ce17" office:value-type="float" office:value="2.1465789950718" calcext:value-type="float">
            <text:p>2.14657900</text:p>
          </table:table-cell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32" office:value-type="float" office:value="-0.0898016782210194" calcext:value-type="float">
            <text:p>-0.08980168</text:p>
          </table:table-cell>
          <table:table-cell table:style-name="ce39" office:value-type="float" office:value="0.00492830629119742" calcext:value-type="float">
            <text:p>0.00492831</text:p>
          </table:table-cell>
          <table:table-cell office:value-type="float" office:value="0.92188" calcext:value-type="float">
            <text:p>0.92188000</text:p>
          </table:table-cell>
          <table:table-cell office:value-type="float" office:value="0.00184728443129772" calcext:value-type="float">
            <text:p>0.00184728</text:p>
          </table:table-cell>
          <table:table-cell office:value-type="float" office:value="0.0401712823935046" calcext:value-type="float">
            <text:p>0.04017128</text:p>
          </table:table-cell>
          <table:table-cell office:value-type="float" office:value="0.00122286466345171" calcext:value-type="float">
            <text:p>0.00122286</text:p>
          </table:table-cell>
          <table:table-cell office:value-type="float" office:value="0.000122222222222222" calcext:value-type="float">
            <text:p>0.00012222</text:p>
          </table:table-cell>
          <table:table-cell office:value-type="float" office:value="0.000091949233591748" calcext:value-type="float">
            <text:p>0.00009195</text:p>
          </table:table-cell>
          <table:table-cell table:style-name="ce48" office:value-type="float" office:value="0.166651111111111" calcext:value-type="float">
            <text:p>0.16665111</text:p>
          </table:table-cell>
          <table:table-cell table:style-name="ce48" office:value-type="float" office:value="0.0557666098022625" calcext:value-type="float">
            <text:p>0.05576661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C02</text:p>
          </table:table-cell>
          <table:table-cell table:style-name="ce10" office:value-type="float" office:value="-2.59446301043525" calcext:value-type="float">
            <text:p>-2.59446301</text:p>
          </table:table-cell>
          <table:table-cell table:style-name="ce17" office:value-type="float" office:value="0.41408721795999" calcext:value-type="float">
            <text:p>0.41408722</text:p>
          </table:table-cell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32" office:value-type="float" office:value="0.156120158167215" calcext:value-type="float">
            <text:p>0.15612016</text:p>
          </table:table-cell>
          <table:table-cell table:style-name="ce39" office:value-type="float" office:value="0.00416350828413496" calcext:value-type="float">
            <text:p>0.00416351</text:p>
          </table:table-cell>
          <table:table-cell table:number-columns-repeated="4" office:value-type="float" office:value="0" calcext:value-type="float">
            <text:p>0.00000000</text:p>
          </table:table-cell>
          <table:table-cell office:value-type="float" office:value="0.000144444444444444" calcext:value-type="float">
            <text:p>0.00014444</text:p>
          </table:table-cell>
          <table:table-cell office:value-type="float" office:value="0.000113236379534423" calcext:value-type="float">
            <text:p>0.00011324</text:p>
          </table:table-cell>
          <table:table-cell table:style-name="ce48" office:value-type="float" office:value="0.0174144444444444" calcext:value-type="float">
            <text:p>0.01741444</text:p>
          </table:table-cell>
          <table:table-cell table:style-name="ce48" office:value-type="float" office:value="0.0074247679289988" calcext:value-type="float">
            <text:p>0.0074247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C03</text:p>
          </table:table-cell>
          <table:table-cell table:style-name="ce11" office:value-type="float" office:value="5557493630.14644" calcext:value-type="float">
            <text:p>5557493630.14644000</text:p>
          </table:table-cell>
          <table:table-cell table:style-name="ce18" office:value-type="float" office:value="2035241323.83796" calcext:value-type="float">
            <text:p>2035241323.83796000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466262599809018" calcext:value-type="float">
            <text:p>0.46626260</text:p>
          </table:table-cell>
          <table:table-cell table:style-name="ce40" office:value-type="float" office:value="0.00553628412925492" calcext:value-type="float">
            <text:p>0.00553628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000555555555555556" calcext:value-type="float">
            <text:p>0.00000556</text:p>
          </table:table-cell>
          <table:table-cell table:style-name="ce46" office:value-type="float" office:value="0.0000176889543501744" calcext:value-type="float">
            <text:p>0.00001769</text:p>
          </table:table-cell>
          <table:table-cell table:style-name="ce50" office:value-type="float" office:value="0.745042222222222" calcext:value-type="float">
            <text:p>0.74504222</text:p>
          </table:table-cell>
          <table:table-cell table:style-name="ce50" office:value-type="float" office:value="0.0612035119903173" calcext:value-type="float">
            <text:p>0.06120351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5" office:value-type="string" calcext:value-type="string">
            <text:p>C04</text:p>
          </table:table-cell>
          <table:table-cell table:style-name="ce12" office:value-type="float" office:value="-27.3943135977414" calcext:value-type="float">
            <text:p>-27.39431360</text:p>
          </table:table-cell>
          <table:table-cell table:style-name="ce19" office:value-type="float" office:value="2.72853958473883" calcext:value-type="float">
            <text:p>2.72853958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0.507415427263024" calcext:value-type="float">
            <text:p>0.50741543</text:p>
          </table:table-cell>
          <table:table-cell table:style-name="ce41" office:value-type="float" office:value="0.00357287912962917" calcext:value-type="float">
            <text:p>0.00357288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.000148888888888889" calcext:value-type="float">
            <text:p>0.00014889</text:p>
          </table:table-cell>
          <table:table-cell table:style-name="ce47" office:value-type="float" office:value="0.0000993208097225027" calcext:value-type="float">
            <text:p>0.00009932</text:p>
          </table:table-cell>
          <table:table-cell table:style-name="ce51" office:value-type="float" office:value="0.04617" calcext:value-type="float">
            <text:p>0.04617000</text:p>
          </table:table-cell>
          <table:table-cell table:style-name="ce51" office:value-type="float" office:value="0.0177377259921233" calcext:value-type="float">
            <text:p>0.01773773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4" office:value-type="string" calcext:value-type="string">
            <text:p>C05</text:p>
          </table:table-cell>
          <table:table-cell table:style-name="ce11" office:value-type="float" office:value="-368.033400862872" calcext:value-type="float">
            <text:p>-368.03340086</text:p>
          </table:table-cell>
          <table:table-cell table:style-name="ce18" office:value-type="float" office:value="40.202504199181" calcext:value-type="float">
            <text:p>40.20250420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-0.211833124765637" calcext:value-type="float">
            <text:p>-0.21183312</text:p>
          </table:table-cell>
          <table:table-cell table:style-name="ce40" office:value-type="float" office:value="0.00549600727816093" calcext:value-type="float">
            <text:p>0.00549601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0113333333333333" calcext:value-type="float">
            <text:p>0.00011333</text:p>
          </table:table-cell>
          <table:table-cell table:style-name="ce46" office:value-type="float" office:value="0.0000823970389677405" calcext:value-type="float">
            <text:p>0.00008240</text:p>
          </table:table-cell>
          <table:table-cell table:style-name="ce50" office:value-type="float" office:value="0.0126433333333333" calcext:value-type="float">
            <text:p>0.01264333</text:p>
          </table:table-cell>
          <table:table-cell table:style-name="ce50" office:value-type="float" office:value="0.00586850252100827" calcext:value-type="float">
            <text:p>0.00586850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06</text:p>
          </table:table-cell>
          <table:table-cell table:style-name="ce11" office:value-type="float" office:value="-314.667327614731" calcext:value-type="float">
            <text:p>-314.66732761</text:p>
          </table:table-cell>
          <table:table-cell table:style-name="ce18" office:value-type="float" office:value="33.5832606610851" calcext:value-type="float">
            <text:p>33.58326066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0353153649327655" calcext:value-type="float">
            <text:p>0.03531536</text:p>
          </table:table-cell>
          <table:table-cell table:style-name="ce40" office:value-type="float" office:value="0.00503388302947349" calcext:value-type="float">
            <text:p>0.00503388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0122222222222222" calcext:value-type="float">
            <text:p>0.00012222</text:p>
          </table:table-cell>
          <table:table-cell table:style-name="ce46" office:value-type="float" office:value="0.0000712952596497922" calcext:value-type="float">
            <text:p>0.00007130</text:p>
          </table:table-cell>
          <table:table-cell table:style-name="ce50" office:value-type="float" office:value="0.00842" calcext:value-type="float">
            <text:p>0.00842000</text:p>
          </table:table-cell>
          <table:table-cell table:style-name="ce50" office:value-type="float" office:value="0.00311717034469636" calcext:value-type="float">
            <text:p>0.00311717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07</text:p>
          </table:table-cell>
          <table:table-cell table:style-name="ce11" office:value-type="float" office:value="8295481.38261684" calcext:value-type="float">
            <text:p>8295481.38261684</text:p>
          </table:table-cell>
          <table:table-cell table:style-name="ce18" office:value-type="float" office:value="2942152.76710893" calcext:value-type="float">
            <text:p>2942152.76710893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0588915833877924" calcext:value-type="float">
            <text:p>0.05889158</text:p>
          </table:table-cell>
          <table:table-cell table:style-name="ce40" office:value-type="float" office:value="0.00592644599410601" calcext:value-type="float">
            <text:p>0.00592645</text:p>
          </table:table-cell>
          <table:table-cell table:style-name="ce44" office:value-type="float" office:value="0.243598888888889" calcext:value-type="float">
            <text:p>0.24359889</text:p>
          </table:table-cell>
          <table:table-cell table:style-name="ce46" office:value-type="float" office:value="0.00266589763815373" calcext:value-type="float">
            <text:p>0.00266590</text:p>
          </table:table-cell>
          <table:table-cell table:style-name="ce44" office:value-type="float" office:value="0.0402580358135914" calcext:value-type="float">
            <text:p>0.04025804</text:p>
          </table:table-cell>
          <table:table-cell table:style-name="ce46" office:value-type="float" office:value="0.000670131706024629" calcext:value-type="float">
            <text:p>0.00067013</text:p>
          </table:table-cell>
          <table:table-cell table:style-name="ce44" office:value-type="float" office:value="0.0112044444444444" calcext:value-type="float">
            <text:p>0.01120444</text:p>
          </table:table-cell>
          <table:table-cell table:style-name="ce46" office:value-type="float" office:value="0.00386865518956321" calcext:value-type="float">
            <text:p>0.00386866</text:p>
          </table:table-cell>
          <table:table-cell table:style-name="ce50" office:value-type="float" office:value="0.860912222222222" calcext:value-type="float">
            <text:p>0.86091222</text:p>
          </table:table-cell>
          <table:table-cell table:style-name="ce50" office:value-type="float" office:value="0.0253923729510821" calcext:value-type="float">
            <text:p>0.02539237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08</text:p>
          </table:table-cell>
          <table:table-cell table:style-name="ce11" office:value-type="float" office:value="8774024.88984385" calcext:value-type="float">
            <text:p>8774024.88984385</text:p>
          </table:table-cell>
          <table:table-cell table:style-name="ce18" office:value-type="float" office:value="3104612.82690545" calcext:value-type="float">
            <text:p>3104612.82690545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000276108011772479" calcext:value-type="float">
            <text:p>0.00027611</text:p>
          </table:table-cell>
          <table:table-cell table:style-name="ce40" office:value-type="float" office:value="0.00633472265592522" calcext:value-type="float">
            <text:p>0.00633472</text:p>
          </table:table-cell>
          <table:table-cell table:style-name="ce44" office:value-type="float" office:value="0.295017777777778" calcext:value-type="float">
            <text:p>0.29501778</text:p>
          </table:table-cell>
          <table:table-cell table:style-name="ce46" office:value-type="float" office:value="0.00232165770696315" calcext:value-type="float">
            <text:p>0.00232166</text:p>
          </table:table-cell>
          <table:table-cell table:style-name="ce44" office:value-type="float" office:value="0.412593704815927" calcext:value-type="float">
            <text:p>0.41259370</text:p>
          </table:table-cell>
          <table:table-cell table:style-name="ce46" office:value-type="float" office:value="0.00293103089903938" calcext:value-type="float">
            <text:p>0.00293103</text:p>
          </table:table-cell>
          <table:table-cell table:style-name="ce44" office:value-type="float" office:value="0.0103577777777778" calcext:value-type="float">
            <text:p>0.01035778</text:p>
          </table:table-cell>
          <table:table-cell table:style-name="ce46" office:value-type="float" office:value="0.00313959918047647" calcext:value-type="float">
            <text:p>0.00313960</text:p>
          </table:table-cell>
          <table:table-cell table:style-name="ce50" office:value-type="float" office:value="0.851386666666667" calcext:value-type="float">
            <text:p>0.85138667</text:p>
          </table:table-cell>
          <table:table-cell table:style-name="ce50" office:value-type="float" office:value="0.0298738415027306" calcext:value-type="float">
            <text:p>0.02987384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09</text:p>
          </table:table-cell>
          <table:table-cell table:style-name="ce11" office:value-type="float" office:value="1055308076.06836" calcext:value-type="float">
            <text:p>1055308076.06836000</text:p>
          </table:table-cell>
          <table:table-cell table:style-name="ce18" office:value-type="float" office:value="402014812.754765" calcext:value-type="float">
            <text:p>402014812.75476500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0906755777544542" calcext:value-type="float">
            <text:p>0.09067558</text:p>
          </table:table-cell>
          <table:table-cell table:style-name="ce40" office:value-type="float" office:value="0.00804888786367329" calcext:value-type="float">
            <text:p>0.00804889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651" calcext:value-type="float">
            <text:p>0.00651000</text:p>
          </table:table-cell>
          <table:table-cell table:style-name="ce46" office:value-type="float" office:value="0.00225148992814796" calcext:value-type="float">
            <text:p>0.00225149</text:p>
          </table:table-cell>
          <table:table-cell table:style-name="ce50" office:value-type="float" office:value="0.820001111111111" calcext:value-type="float">
            <text:p>0.82000111</text:p>
          </table:table-cell>
          <table:table-cell table:style-name="ce50" office:value-type="float" office:value="0.03777530613393" calcext:value-type="float">
            <text:p>0.03777531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5" office:value-type="string" calcext:value-type="string">
            <text:p>C10</text:p>
          </table:table-cell>
          <table:table-cell table:style-name="ce12" office:value-type="float" office:value="1260359359.54979" calcext:value-type="float">
            <text:p>1260359359.54979000</text:p>
          </table:table-cell>
          <table:table-cell table:style-name="ce19" office:value-type="float" office:value="455668964.374693" calcext:value-type="float">
            <text:p>455668964.37469300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0.0882016015507277" calcext:value-type="float">
            <text:p>0.08820160</text:p>
          </table:table-cell>
          <table:table-cell table:style-name="ce41" office:value-type="float" office:value="0.00631281790497097" calcext:value-type="float">
            <text:p>0.00631282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.00546333333333334" calcext:value-type="float">
            <text:p>0.00546333</text:p>
          </table:table-cell>
          <table:table-cell table:style-name="ce47" office:value-type="float" office:value="0.00241371162971421" calcext:value-type="float">
            <text:p>0.00241371</text:p>
          </table:table-cell>
          <table:table-cell table:style-name="ce51" office:value-type="float" office:value="0.844516666666667" calcext:value-type="float">
            <text:p>0.84451667</text:p>
          </table:table-cell>
          <table:table-cell table:style-name="ce51" office:value-type="float" office:value="0.0448433943759512" calcext:value-type="float">
            <text:p>0.04484339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4" office:value-type="string" calcext:value-type="string">
            <text:p>C11</text:p>
          </table:table-cell>
          <table:table-cell table:style-name="ce11" office:value-type="float" office:value="-2212.82213580337" calcext:value-type="float">
            <text:p>-2212.82213580</text:p>
          </table:table-cell>
          <table:table-cell table:style-name="ce18" office:value-type="float" office:value="182.366931389654" calcext:value-type="float">
            <text:p>182.36693139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000209848807103457" calcext:value-type="float">
            <text:p>0.00020985</text:p>
          </table:table-cell>
          <table:table-cell table:style-name="ce40" office:value-type="float" office:value="0.00521296562927483" calcext:value-type="float">
            <text:p>0.00521297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00377777777777778" calcext:value-type="float">
            <text:p>0.00003778</text:p>
          </table:table-cell>
          <table:table-cell table:style-name="ce46" office:value-type="float" office:value="0.0000408091843517914" calcext:value-type="float">
            <text:p>0.00004081</text:p>
          </table:table-cell>
          <table:table-cell table:style-name="ce50" office:value-type="float" office:value="0.495161111111111" calcext:value-type="float">
            <text:p>0.49516111</text:p>
          </table:table-cell>
          <table:table-cell table:style-name="ce50" office:value-type="float" office:value="0.0839415245669006" calcext:value-type="float">
            <text:p>0.08394152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12" office:value-type="float" office:value="-22706.9197099997" calcext:value-type="float">
            <text:p>-22706.91971000</text:p>
          </table:table-cell>
          <table:table-cell table:style-name="ce19" office:value-type="float" office:value="1717.19372280355" calcext:value-type="float">
            <text:p>1717.19372280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-0.0214817768592318" calcext:value-type="float">
            <text:p>-0.02148178</text:p>
          </table:table-cell>
          <table:table-cell table:style-name="ce41" office:value-type="float" office:value="0.00529030980353596" calcext:value-type="float">
            <text:p>0.00529031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.0000622222222222222" calcext:value-type="float">
            <text:p>0.00006222</text:p>
          </table:table-cell>
          <table:table-cell table:style-name="ce47" office:value-type="float" office:value="0.0000544800102771251" calcext:value-type="float">
            <text:p>0.00005448</text:p>
          </table:table-cell>
          <table:table-cell table:style-name="ce51" office:value-type="float" office:value="0.488838888888889" calcext:value-type="float">
            <text:p>0.48883889</text:p>
          </table:table-cell>
          <table:table-cell table:style-name="ce51" office:value-type="float" office:value="0.083198997508758" calcext:value-type="float">
            <text:p>0.08319900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12" office:value-type="float" office:value="-406.661399667133" calcext:value-type="float">
            <text:p>-406.66139967</text:p>
          </table:table-cell>
          <table:table-cell table:style-name="ce19" office:value-type="float" office:value="22.3600007439678" calcext:value-type="float">
            <text:p>22.36000074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-0.19393239308471" calcext:value-type="float">
            <text:p>-0.19393239</text:p>
          </table:table-cell>
          <table:table-cell table:style-name="ce41" office:value-type="float" office:value="0.00541411018270683" calcext:value-type="float">
            <text:p>0.00541411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45" office:value-type="float" office:value="0" calcext:value-type="float">
            <text:p>0.00000000</text:p>
          </table:table-cell>
          <table:table-cell table:style-name="ce47" office:value-type="float" office:value="0" calcext:value-type="float">
            <text:p>0.00000000</text:p>
          </table:table-cell>
          <table:table-cell table:style-name="ce51" office:value-type="float" office:value="0.272531111111111" calcext:value-type="float">
            <text:p>0.27253111</text:p>
          </table:table-cell>
          <table:table-cell table:style-name="ce51" office:value-type="float" office:value="0.0530549573615753" calcext:value-type="float">
            <text:p>0.05305496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12" office:value-type="float" office:value="24702243584.1292" calcext:value-type="float">
            <text:p>24702243584.12920000</text:p>
          </table:table-cell>
          <table:table-cell table:style-name="ce19" office:value-type="float" office:value="9693818348.04149" calcext:value-type="float">
            <text:p>9693818348.04149000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ce12"/>
          <table:table-cell table:style-name="ce19"/>
          <table:table-cell table:style-name="ce34" office:value-type="float" office:value="0.169571218315564" calcext:value-type="float">
            <text:p>0.16957122</text:p>
          </table:table-cell>
          <table:table-cell table:style-name="ce41" office:value-type="float" office:value="0.00572502820028466" calcext:value-type="float">
            <text:p>0.00572503</text:p>
          </table:table-cell>
          <table:table-cell table:style-name="ce45" office:value-type="float" office:value="0.00509444444444445" calcext:value-type="float">
            <text:p>0.00509444</text:p>
          </table:table-cell>
          <table:table-cell table:style-name="ce47" office:value-type="float" office:value="0.000442743392233627" calcext:value-type="float">
            <text:p>0.00044274</text:p>
          </table:table-cell>
          <table:table-cell table:style-name="ce45" office:value-type="float" office:value="0.0112423534645757" calcext:value-type="float">
            <text:p>0.01124235</text:p>
          </table:table-cell>
          <table:table-cell table:style-name="ce47" office:value-type="float" office:value="0.000783005663273741" calcext:value-type="float">
            <text:p>0.00078301</text:p>
          </table:table-cell>
          <table:table-cell table:style-name="ce45" office:value-type="float" office:value="0.00294666666666667" calcext:value-type="float">
            <text:p>0.00294667</text:p>
          </table:table-cell>
          <table:table-cell table:style-name="ce47" office:value-type="float" office:value="0.00112925567999661" calcext:value-type="float">
            <text:p>0.00112926</text:p>
          </table:table-cell>
          <table:table-cell table:style-name="ce51" office:value-type="float" office:value="0.767685555555556" calcext:value-type="float">
            <text:p>0.76768556</text:p>
          </table:table-cell>
          <table:table-cell table:style-name="ce51" office:value-type="float" office:value="0.0553456084454927" calcext:value-type="float">
            <text:p>0.05534561</text:p>
          </table:table-cell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59" table:number-columns-repeated="997"/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11" office:value-type="float" office:value="22399248845.6436" calcext:value-type="float">
            <text:p>22399248845.64360000</text:p>
          </table:table-cell>
          <table:table-cell table:style-name="ce18" office:value-type="float" office:value="9055053696.34303" calcext:value-type="float">
            <text:p>9055053696.34303000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0856175107214724" calcext:value-type="float">
            <text:p>0.08561751</text:p>
          </table:table-cell>
          <table:table-cell table:style-name="ce40" office:value-type="float" office:value="0.00520077632898328" calcext:value-type="float">
            <text:p>0.00520078</text:p>
          </table:table-cell>
          <table:table-cell table:style-name="ce44" office:value-type="float" office:value="0.000211111111111111" calcext:value-type="float">
            <text:p>0.00021111</text:p>
          </table:table-cell>
          <table:table-cell table:style-name="ce46" office:value-type="float" office:value="0.000105530345850256" calcext:value-type="float">
            <text:p>0.00010553</text:p>
          </table:table-cell>
          <table:table-cell table:style-name="ce44" office:value-type="float" office:value="0.000567233900567234" calcext:value-type="float">
            <text:p>0.00056723</text:p>
          </table:table-cell>
          <table:table-cell table:style-name="ce46" office:value-type="float" office:value="0.0001759064560302" calcext:value-type="float">
            <text:p>0.00017591</text:p>
          </table:table-cell>
          <table:table-cell table:style-name="ce44" office:value-type="float" office:value="0.00352888888888889" calcext:value-type="float">
            <text:p>0.00352889</text:p>
          </table:table-cell>
          <table:table-cell table:style-name="ce46" office:value-type="float" office:value="0.00195484922806594" calcext:value-type="float">
            <text:p>0.00195485</text:p>
          </table:table-cell>
          <table:table-cell table:style-name="ce50" office:value-type="float" office:value="0.764711111111111" calcext:value-type="float">
            <text:p>0.76471111</text:p>
          </table:table-cell>
          <table:table-cell table:style-name="ce50" office:value-type="float" office:value="0.0500773825204769" calcext:value-type="float">
            <text:p>0.05007738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16</text:p>
          </table:table-cell>
          <table:table-cell table:style-name="ce11" office:value-type="float" office:value="0.19427591371361" calcext:value-type="float">
            <text:p>0.19427591</text:p>
          </table:table-cell>
          <table:table-cell table:style-name="ce18" office:value-type="float" office:value="0.0996860976522005" calcext:value-type="float">
            <text:p>0.09968610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276366440691474" calcext:value-type="float">
            <text:p>0.27636644</text:p>
          </table:table-cell>
          <table:table-cell table:style-name="ce40" office:value-type="float" office:value="0.00461901165667529" calcext:value-type="float">
            <text:p>0.00461901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0962222222222222" calcext:value-type="float">
            <text:p>0.00096222</text:p>
          </table:table-cell>
          <table:table-cell table:style-name="ce46" office:value-type="float" office:value="0.000637928480199229" calcext:value-type="float">
            <text:p>0.00063793</text:p>
          </table:table-cell>
          <table:table-cell table:style-name="ce50" office:value-type="float" office:value="0.644072222222222" calcext:value-type="float">
            <text:p>0.64407222</text:p>
          </table:table-cell>
          <table:table-cell table:style-name="ce50" office:value-type="float" office:value="0.0564824375670184" calcext:value-type="float">
            <text:p>0.05648244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11" office:value-type="float" office:value="0.302696298326643" calcext:value-type="float">
            <text:p>0.30269630</text:p>
          </table:table-cell>
          <table:table-cell table:style-name="ce18" office:value-type="float" office:value="0.0498459363054523" calcext:value-type="float">
            <text:p>0.04984594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3" office:value-type="float" office:value="0.112433935128319" calcext:value-type="float">
            <text:p>0.11243394</text:p>
          </table:table-cell>
          <table:table-cell table:style-name="ce40" office:value-type="float" office:value="0.00507916006993205" calcext:value-type="float">
            <text:p>0.00507916</text:p>
          </table:table-cell>
          <table:table-cell table:style-name="ce44" office:value-type="float" office:value="0.00000111111111111111" calcext:value-type="float">
            <text:p>0.00000111</text:p>
          </table:table-cell>
          <table:table-cell table:style-name="ce46" office:value-type="float" office:value="0.00000608580619450185" calcext:value-type="float">
            <text:p>0.00000609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44" office:value-type="float" office:value="0.00609777777777778" calcext:value-type="float">
            <text:p>0.00609778</text:p>
          </table:table-cell>
          <table:table-cell table:style-name="ce46" office:value-type="float" office:value="0.00245044265816303" calcext:value-type="float">
            <text:p>0.00245044</text:p>
          </table:table-cell>
          <table:table-cell table:style-name="ce50" office:value-type="float" office:value="0.854005555555556" calcext:value-type="float">
            <text:p>0.85400556</text:p>
          </table:table-cell>
          <table:table-cell table:style-name="ce50" office:value-type="float" office:value="0.0409700171495726" calcext:value-type="float">
            <text:p>0.04097002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58" table:number-columns-repeated="997"/>
        </table:table-row>
        <table:table-row table:style-name="ro1">
          <table:table-cell table:style-name="ce6" office:value-type="string" calcext:value-type="string">
            <text:p>C18</text:p>
          </table:table-cell>
          <table:table-cell table:style-name="ce13" office:value-type="float" office:value="4.69961546503727" calcext:value-type="float">
            <text:p>4.69961547</text:p>
          </table:table-cell>
          <table:table-cell table:style-name="ce20" office:value-type="float" office:value="1.73410164274692" calcext:value-type="float">
            <text:p>1.73410164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style-name="ce36" office:value-type="float" office:value="0.0288051206922059" calcext:value-type="float">
            <text:p>0.02880512</text:p>
          </table:table-cell>
          <table:table-cell table:style-name="ce43" office:value-type="float" office:value="0.00529310903639782" calcext:value-type="float">
            <text:p>0.00529311</text:p>
          </table:table-cell>
          <table:table-cell table:style-name="ce36" office:value-type="float" office:value="0.0000177777777777778" calcext:value-type="float">
            <text:p>0.00001778</text:p>
          </table:table-cell>
          <table:table-cell table:style-name="ce43" office:value-type="float" office:value="0.0000243432247780074" calcext:value-type="float">
            <text:p>0.00002434</text:p>
          </table:table-cell>
          <table:table-cell table:style-name="ce36" office:value-type="float" office:value="0.00000889778667556445" calcext:value-type="float">
            <text:p>0.00000890</text:p>
          </table:table-cell>
          <table:table-cell table:style-name="ce43" office:value-type="float" office:value="0.0000289738061698568" calcext:value-type="float">
            <text:p>0.00002897</text:p>
          </table:table-cell>
          <table:table-cell table:style-name="ce36" office:value-type="float" office:value="0.00584444444444445" calcext:value-type="float">
            <text:p>0.00584444</text:p>
          </table:table-cell>
          <table:table-cell table:style-name="ce43" office:value-type="float" office:value="0.00306989252290225" calcext:value-type="float">
            <text:p>0.00306989</text:p>
          </table:table-cell>
          <table:table-cell table:style-name="ce52" office:value-type="float" office:value="0.841512222222222" calcext:value-type="float">
            <text:p>0.84151222</text:p>
          </table:table-cell>
          <table:table-cell table:style-name="ce52" office:value-type="float" office:value="0.0296466514986602" calcext:value-type="float">
            <text:p>0.02964665</text:p>
          </table:table-cell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 table:style-name="ce43"/>
          <table:table-cell table:style-name="ce52" table:number-columns-repeated="997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5"/>
          <table:table-cell table:style-name="ce48"/>
          <table:table-cell table:number-columns-repeated="1008"/>
        </table:table-row>
        <table:table-row table:style-name="ro1">
          <table:table-cell table:number-columns-repeated="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49"/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48"/>
          <table:table-cell table:number-columns-repeated="100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2P0" style:volatile="true">
      <number:number number:decimal-places="8" number:min-integer-digits="1"/>
    </number:number-style>
    <number:number-style style:name="N112">
      <style:text-properties fo:color="#ff0000"/>
      <number:text>-</number:text>
      <number:number number:decimal-places="8" number:min-integer-digits="1"/>
      <style:map style:condition="value()&gt;=0" style:apply-style-name="N112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00/00/00</text:date>, <text:time style:data-style-name="N2" text:time-value="0000-00-00T00:00:03.947587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Oberholzer</meta:initial-creator>
    <meta:creation-date>2014-11-11T21:45:47.193779067</meta:creation-date>
    <dc:date>2015-06-09T15:56:02.170758469</dc:date>
    <dc:creator>Francois </dc:creator>
    <meta:editing-duration>PT7H34M23S</meta:editing-duration>
    <meta:editing-cycles>151</meta:editing-cycles>
    <meta:generator>LibreOffice/4.1.3.2$Linux_X86_64 LibreOffice_project/410m0$Build-2</meta:generator>
    <meta:document-statistic meta:table-count="1" meta:cell-count="516" meta:object-count="0"/>
  </office:meta>
</office:document-meta>
</file>